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1C47983433A786A85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 Black" fo:font-size="96pt" officeooo:rsid="0018cc51" officeooo:paragraph-rsid="0018cc51" style:font-size-asian="96pt" style:font-size-complex="96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AUTION</text:p>
      <text:p text:style-name="P1"><draw:frame draw:style-name="fr1" draw:name="Image1" text:anchor-type="char" svg:width="5.3354in" svg:height="4.7102in" draw:z-index="0"><draw:image xlink:href="Pictures/1000000100000200000001C47983433A786A85C5.png" xlink:type="simple" xlink:show="embed" xlink:actuate="onLoad" draw:mime-type="image/png"/></draw:frame>WIR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16T11:38:58.545000000</meta:creation-date>
    <meta:print-date>2022-11-19T11:38:59.139000000</meta:print-date>
    <dc:date>2022-11-19T11:39:01.210000000</dc:date>
    <meta:editing-duration>PT8M59S</meta:editing-duration>
    <meta:editing-cycles>2</meta:editing-cycles>
    <meta:generator>LibreOffice/7.4.1.2$Windows_X86_64 LibreOffice_project/3c58a8f3a960df8bc8fd77b461821e42c061c5f0</meta:generator>
    <meta:printed-by>Doctor Wizard</meta:printed-by>
    <dc:creator>Doctor Wizard</dc:creator>
    <meta:document-statistic meta:table-count="0" meta:image-count="1" meta:object-count="0" meta:page-count="1" meta:paragraph-count="2" meta:word-count="2" meta:character-count="12" meta:non-whitespace-character-count="12"/>
  </office:meta>
</office:document-meta>
</file>